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Object.setViewport( AFPDataObjectInfo dataObjec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aphicsObject.setCharacterSet( int characte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setArcParams( int xmaj , int ymin , int xmin , int yma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setFill( boolean fi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Object.addObject( StructuredData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icsObject.begin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addLine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addFullArc( int x , int y , int mh , int m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addString( String str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g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addLine( int [ ] coords ,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setColor( Color col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end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new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setCurrentPosition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sObject.addFillet( int [ ] coords ,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setLineWidth( int line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Object.setComplete( boolean comple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sObject.addBox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addImage( int x , int y , int width , int height , byte [ ] img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setPatternSymbol( byte patternSymb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setLineType( byte lin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sObject.addFillet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Object.new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sObject.GraphicsObject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